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121">
      <style:text-properties style:font-name="Lato" fo:font-size="12pt" style:font-size-asian="12pt" style:font-size-complex="12pt"/>
    </style:style>
    <style:style style:name="ce4" style:family="table-cell" style:parent-style-name="Default">
      <style:text-properties style:font-name="Lato"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006" table:default-cell-style-name="ce4"/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-16.7572222222222" calcext:value-type="float">
            <text:p>-16.757222222222</text:p>
          </table:table-cell>
          <table:table-cell office:value-type="float" office:value="-49.4375" calcext:value-type="float">
            <text:p>-49.4375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-16.2041666666667" calcext:value-type="float">
            <text:p>-16.204166666667</text:p>
          </table:table-cell>
          <table:table-cell office:value-type="float" office:value="-48.7069444444444" calcext:value-type="float">
            <text:p>-48.7069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-17.3955555555556" calcext:value-type="float">
            <text:p>-17.395555555556</text:p>
          </table:table-cell>
          <table:table-cell office:value-type="float" office:value="-50.3769444444445" calcext:value-type="float">
            <text:p>-50.3769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-16.415" calcext:value-type="float">
            <text:p>-16.415000000000</text:p>
          </table:table-cell>
          <table:table-cell office:value-type="float" office:value="-50.1655555555556" calcext:value-type="float">
            <text:p>-50.1655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-14.9855555555556" calcext:value-type="float">
            <text:p>-14.985555555556</text:p>
          </table:table-cell>
          <table:table-cell office:value-type="float" office:value="-47.7841666666667" calcext:value-type="float">
            <text:p>-47.784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-18.0736111111111" calcext:value-type="float">
            <text:p>-18.073611111111</text:p>
          </table:table-cell>
          <table:table-cell office:value-type="float" office:value="-48.7622222222222" calcext:value-type="float">
            <text:p>-48.762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-15.7619444444444" calcext:value-type="float">
            <text:p>-15.761944444445</text:p>
          </table:table-cell>
          <table:table-cell office:value-type="float" office:value="-48.2816666666667" calcext:value-type="float">
            <text:p>-48.28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-16.0822222222222" calcext:value-type="float">
            <text:p>-16.082222222222</text:p>
          </table:table-cell>
          <table:table-cell office:value-type="float" office:value="-48.5072222222222" calcext:value-type="float">
            <text:p>-48.507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-17.7272222222222" calcext:value-type="float">
            <text:p>-17.727222222222</text:p>
          </table:table-cell>
          <table:table-cell office:value-type="float" office:value="-49.4802777777778" calcext:value-type="float">
            <text:p>-49.480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-14.1955555555556" calcext:value-type="float">
            <text:p>-14.195555555556</text:p>
          </table:table-cell>
          <table:table-cell office:value-type="float" office:value="-49.3386111111111" calcext:value-type="float">
            <text:p>-49.338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-14.1325" calcext:value-type="float">
            <text:p>-14.132500000000</text:p>
          </table:table-cell>
          <table:table-cell office:value-type="float" office:value="-47.51" calcext:value-type="float">
            <text:p>-47.510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-14.4808333333333" calcext:value-type="float">
            <text:p>-14.480833333333</text:p>
          </table:table-cell>
          <table:table-cell office:value-type="float" office:value="-46.4922222222222" calcext:value-type="float">
            <text:p>-46.492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-13.9263888888889" calcext:value-type="float">
            <text:p>-13.926388888889</text:p>
          </table:table-cell>
          <table:table-cell office:value-type="float" office:value="-49.2972222222222" calcext:value-type="float">
            <text:p>-49.297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-16.2547222222222" calcext:value-type="float">
            <text:p>-16.254722222222</text:p>
          </table:table-cell>
          <table:table-cell office:value-type="float" office:value="-49.9827777777778" calcext:value-type="float">
            <text:p>-49.9827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16.6191666666667" calcext:value-type="float">
            <text:p>-16.619166666667</text:p>
          </table:table-cell>
          <table:table-cell office:value-type="float" office:value="-51.0936111111111" calcext:value-type="float">
            <text:p>-51.093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-16.3266666666667" calcext:value-type="float">
            <text:p>-16.326666666667</text:p>
          </table:table-cell>
          <table:table-cell office:value-type="float" office:value="-48.9527777777778" calcext:value-type="float">
            <text:p>-48.9527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-18.3372222222222" calcext:value-type="float">
            <text:p>-18.337222222222</text:p>
          </table:table-cell>
          <table:table-cell office:value-type="float" office:value="-48.2191666666667" calcext:value-type="float">
            <text:p>-48.219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-16.4611111111111" calcext:value-type="float">
            <text:p>-16.461111111111</text:p>
          </table:table-cell>
          <table:table-cell office:value-type="float" office:value="-49.9616666666667" calcext:value-type="float">
            <text:p>-49.96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-16.8233333333333" calcext:value-type="float">
            <text:p>-16.823333333333</text:p>
          </table:table-cell>
          <table:table-cell office:value-type="float" office:value="-49.2438888888889" calcext:value-type="float">
            <text:p>-49.243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-18.2988888888889" calcext:value-type="float">
            <text:p>-18.298888888889</text:p>
          </table:table-cell>
          <table:table-cell office:value-type="float" office:value="-51.1452777777778" calcext:value-type="float">
            <text:p>-51.145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-18.9652777777778" calcext:value-type="float">
            <text:p>-18.965277777778</text:p>
          </table:table-cell>
          <table:table-cell office:value-type="float" office:value="-51.9263888888889" calcext:value-type="float">
            <text:p>-51.9263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-16.3575" calcext:value-type="float">
            <text:p>-16.357500000000</text:p>
          </table:table-cell>
          <table:table-cell office:value-type="float" office:value="-49.6811111111111" calcext:value-type="float">
            <text:p>-49.681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-15.8975" calcext:value-type="float">
            <text:p>-15.897500000000</text:p>
          </table:table-cell>
          <table:table-cell office:value-type="float" office:value="-52.2508333333333" calcext:value-type="float">
            <text:p>-52.250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-16.9119444444444" calcext:value-type="float">
            <text:p>-16.911944444445</text:p>
          </table:table-cell>
          <table:table-cell office:value-type="float" office:value="-49.4513888888889" calcext:value-type="float">
            <text:p>-49.4513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-15.0908333333333" calcext:value-type="float">
            <text:p>-15.090833333333</text:p>
          </table:table-cell>
          <table:table-cell office:value-type="float" office:value="-50.6322222222222" calcext:value-type="float">
            <text:p>-50.632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-16.3861111111111" calcext:value-type="float">
            <text:p>-16.386111111111</text:p>
          </table:table-cell>
          <table:table-cell office:value-type="float" office:value="-51.5602777777778" calcext:value-type="float">
            <text:p>-51.560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-14.9202777777778" calcext:value-type="float">
            <text:p>-14.920277777778</text:p>
          </table:table-cell>
          <table:table-cell office:value-type="float" office:value="-51.0830555555556" calcext:value-type="float">
            <text:p>-51.083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-16.6816666666667" calcext:value-type="float">
            <text:p>-16.681666666667</text:p>
          </table:table-cell>
          <table:table-cell office:value-type="float" office:value="-50.4647222222222" calcext:value-type="float">
            <text:p>-50.4647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-16.4658333333333" calcext:value-type="float">
            <text:p>-16.465833333333</text:p>
          </table:table-cell>
          <table:table-cell office:value-type="float" office:value="-49.7577777777778" calcext:value-type="float">
            <text:p>-49.7577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-16.1961111111111" calcext:value-type="float">
            <text:p>-16.196111111111</text:p>
          </table:table-cell>
          <table:table-cell office:value-type="float" office:value="-52.545" calcext:value-type="float">
            <text:p>-52.545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-14.9708333333333" calcext:value-type="float">
            <text:p>-14.970833333333</text:p>
          </table:table-cell>
          <table:table-cell office:value-type="float" office:value="-48.9158333333333" calcext:value-type="float">
            <text:p>-48.915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-16.9727777777778" calcext:value-type="float">
            <text:p>-16.972777777778</text:p>
          </table:table-cell>
          <table:table-cell office:value-type="float" office:value="-48.9533333333333" calcext:value-type="float">
            <text:p>-48.953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-16.2097222222222" calcext:value-type="float">
            <text:p>-16.209722222222</text:p>
          </table:table-cell>
          <table:table-cell office:value-type="float" office:value="-52.1722222222222" calcext:value-type="float">
            <text:p>-52.172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-18.2138888888889" calcext:value-type="float">
            <text:p>-18.213888888889</text:p>
          </table:table-cell>
          <table:table-cell office:value-type="float" office:value="-49.7408333333333" calcext:value-type="float">
            <text:p>-49.740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-16.6177777777778" calcext:value-type="float">
            <text:p>-16.617777777778</text:p>
          </table:table-cell>
          <table:table-cell office:value-type="float" office:value="-48.9633333333333" calcext:value-type="float">
            <text:p>-48.963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-13.6363888888889" calcext:value-type="float">
            <text:p>-13.636388888889</text:p>
          </table:table-cell>
          <table:table-cell office:value-type="float" office:value="-49.8102777777778" calcext:value-type="float">
            <text:p>-49.810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-16.4305555555556" calcext:value-type="float">
            <text:p>-16.430555555556</text:p>
          </table:table-cell>
          <table:table-cell office:value-type="float" office:value="-49.3891666666667" calcext:value-type="float">
            <text:p>-49.389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-15.2411111111111" calcext:value-type="float">
            <text:p>-15.241111111111</text:p>
          </table:table-cell>
          <table:table-cell office:value-type="float" office:value="-51.1605555555556" calcext:value-type="float">
            <text:p>-51.1605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-18.1441666666667" calcext:value-type="float">
            <text:p>-18.144166666667</text:p>
          </table:table-cell>
          <table:table-cell office:value-type="float" office:value="-49.0433333333333" calcext:value-type="float">
            <text:p>-49.043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-16.1808333333333" calcext:value-type="float">
            <text:p>-16.180833333333</text:p>
          </table:table-cell>
          <table:table-cell office:value-type="float" office:value="-50.4311111111111" calcext:value-type="float">
            <text:p>-50.431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-14.4575" calcext:value-type="float">
            <text:p>-14.457500000000</text:p>
          </table:table-cell>
          <table:table-cell office:value-type="float" office:value="-46.4372222222222" calcext:value-type="float">
            <text:p>-46.437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-15.8008333333333" calcext:value-type="float">
            <text:p>-15.800833333333</text:p>
          </table:table-cell>
          <table:table-cell office:value-type="float" office:value="-46.9266666666667" calcext:value-type="float">
            <text:p>-46.926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-18.7633333333333" calcext:value-type="float">
            <text:p>-18.763333333333</text:p>
          </table:table-cell>
          <table:table-cell office:value-type="float" office:value="-50.9416666666667" calcext:value-type="float">
            <text:p>-50.94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-16.6677777777778" calcext:value-type="float">
            <text:p>-16.667777777778</text:p>
          </table:table-cell>
          <table:table-cell office:value-type="float" office:value="-50.6469444444444" calcext:value-type="float">
            <text:p>-50.6469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-18.4916666666667" calcext:value-type="float">
            <text:p>-18.491666666667</text:p>
          </table:table-cell>
          <table:table-cell office:value-type="float" office:value="-49.475" calcext:value-type="float">
            <text:p>-49.475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-18.5566666666667" calcext:value-type="float">
            <text:p>-18.556666666667</text:p>
          </table:table-cell>
          <table:table-cell office:value-type="float" office:value="-51.1308333333333" calcext:value-type="float">
            <text:p>-51.130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-16.9566666666667" calcext:value-type="float">
            <text:p>-16.956666666667</text:p>
          </table:table-cell>
          <table:table-cell office:value-type="float" office:value="-51.8102777777778" calcext:value-type="float">
            <text:p>-51.810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-17.7416666666667" calcext:value-type="float">
            <text:p>-17.741666666667</text:p>
          </table:table-cell>
          <table:table-cell office:value-type="float" office:value="-48.625" calcext:value-type="float">
            <text:p>-48.625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-16.7141666666667" calcext:value-type="float">
            <text:p>-16.714166666667</text:p>
          </table:table-cell>
          <table:table-cell office:value-type="float" office:value="-49.0019444444445" calcext:value-type="float">
            <text:p>-49.0019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-16.7622222222222" calcext:value-type="float">
            <text:p>-16.762222222222</text:p>
          </table:table-cell>
          <table:table-cell office:value-type="float" office:value="-49.6944444444444" calcext:value-type="float">
            <text:p>-49.694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-13.79" calcext:value-type="float">
            <text:p>-13.790000000000</text:p>
          </table:table-cell>
          <table:table-cell office:value-type="float" office:value="-48.5711111111111" calcext:value-type="float">
            <text:p>-48.571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-14.3113888888889" calcext:value-type="float">
            <text:p>-14.311388888889</text:p>
          </table:table-cell>
          <table:table-cell office:value-type="float" office:value="-49.1511111111111" calcext:value-type="float">
            <text:p>-49.151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-17.6383333333333" calcext:value-type="float">
            <text:p>-17.638333333333</text:p>
          </table:table-cell>
          <table:table-cell office:value-type="float" office:value="-47.7808333333333" calcext:value-type="float">
            <text:p>-47.780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-16.2969444444444" calcext:value-type="float">
            <text:p>-16.296944444445</text:p>
          </table:table-cell>
          <table:table-cell office:value-type="float" office:value="-49.0872222222222" calcext:value-type="float">
            <text:p>-49.087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-13.0366666666667" calcext:value-type="float">
            <text:p>-13.036666666667</text:p>
          </table:table-cell>
          <table:table-cell office:value-type="float" office:value="-46.7716666666667" calcext:value-type="float">
            <text:p>-46.77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-14.2577777777778" calcext:value-type="float">
            <text:p>-14.257777777778</text:p>
          </table:table-cell>
          <table:table-cell office:value-type="float" office:value="-49.6575" calcext:value-type="float">
            <text:p>-49.6575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-15.3536111111111" calcext:value-type="float">
            <text:p>-15.353611111111</text:p>
          </table:table-cell>
          <table:table-cell office:value-type="float" office:value="-49.7075" calcext:value-type="float">
            <text:p>-49.7075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-18.0944444444444" calcext:value-type="float">
            <text:p>-18.094444444445</text:p>
          </table:table-cell>
          <table:table-cell office:value-type="float" office:value="-50.2233333333333" calcext:value-type="float">
            <text:p>-50.223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-18.1658333333333" calcext:value-type="float">
            <text:p>-18.165833333333</text:p>
          </table:table-cell>
          <table:table-cell office:value-type="float" office:value="-47.9463888888889" calcext:value-type="float">
            <text:p>-47.9463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-16.4469444444444" calcext:value-type="float">
            <text:p>-16.446944444445</text:p>
          </table:table-cell>
          <table:table-cell office:value-type="float" office:value="-49.4938888888889" calcext:value-type="float">
            <text:p>-49.493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-13.7975" calcext:value-type="float">
            <text:p>-13.797500000000</text:p>
          </table:table-cell>
          <table:table-cell office:value-type="float" office:value="-47.4583333333333" calcext:value-type="float">
            <text:p>-47.458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-15.3083333333333" calcext:value-type="float">
            <text:p>-15.308333333333</text:p>
          </table:table-cell>
          <table:table-cell office:value-type="float" office:value="-49.5983333333333" calcext:value-type="float">
            <text:p>-49.598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-16.9719444444444" calcext:value-type="float">
            <text:p>-16.971944444445</text:p>
          </table:table-cell>
          <table:table-cell office:value-type="float" office:value="-49.7758333333333" calcext:value-type="float">
            <text:p>-49.775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-18.4075" calcext:value-type="float">
            <text:p>-18.407500000000</text:p>
          </table:table-cell>
          <table:table-cell office:value-type="float" office:value="-52.5488888888889" calcext:value-type="float">
            <text:p>-52.548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-16.0772222222222" calcext:value-type="float">
            <text:p>-16.077222222222</text:p>
          </table:table-cell>
          <table:table-cell office:value-type="float" office:value="-47.9263888888889" calcext:value-type="float">
            <text:p>-47.9263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float" office:value="-15.7944444444444" calcext:value-type="float">
            <text:p>-15.794444444445</text:p>
          </table:table-cell>
          <table:table-cell office:value-type="float" office:value="-48.7758333333333" calcext:value-type="float">
            <text:p>-48.775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-14.1513888888889" calcext:value-type="float">
            <text:p>-14.151388888889</text:p>
          </table:table-cell>
          <table:table-cell office:value-type="float" office:value="-48.0783333333333" calcext:value-type="float">
            <text:p>-48.078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-16.2938888888889" calcext:value-type="float">
            <text:p>-16.293888888889</text:p>
          </table:table-cell>
          <table:table-cell office:value-type="float" office:value="-50.5480555555556" calcext:value-type="float">
            <text:p>-50.548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-15.9236111111111" calcext:value-type="float">
            <text:p>-15.923611111111</text:p>
          </table:table-cell>
          <table:table-cell office:value-type="float" office:value="-48.8086111111111" calcext:value-type="float">
            <text:p>-48.808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float" office:value="-18.1425" calcext:value-type="float">
            <text:p>-18.142500000000</text:p>
          </table:table-cell>
          <table:table-cell office:value-type="float" office:value="-48.5613888888889" calcext:value-type="float">
            <text:p>-48.5613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float" office:value="-16.7686111111111" calcext:value-type="float">
            <text:p>-16.768611111111</text:p>
          </table:table-cell>
          <table:table-cell office:value-type="float" office:value="-47.6136111111111" calcext:value-type="float">
            <text:p>-47.613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float" office:value="-17.1991666666667" calcext:value-type="float">
            <text:p>-17.199166666667</text:p>
          </table:table-cell>
          <table:table-cell office:value-type="float" office:value="-48.7058333333333" calcext:value-type="float">
            <text:p>-48.705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float" office:value="-14.5488888888889" calcext:value-type="float">
            <text:p>-14.548888888889</text:p>
          </table:table-cell>
          <table:table-cell office:value-type="float" office:value="-49.9691666666667" calcext:value-type="float">
            <text:p>-49.969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float" office:value="-17.2866666666667" calcext:value-type="float">
            <text:p>-17.286666666667</text:p>
          </table:table-cell>
          <table:table-cell office:value-type="float" office:value="-49.3813888888889" calcext:value-type="float">
            <text:p>-49.3813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float" office:value="-18.2630555555556" calcext:value-type="float">
            <text:p>-18.263055555556</text:p>
          </table:table-cell>
          <table:table-cell office:value-type="float" office:value="-48.1511111111111" calcext:value-type="float">
            <text:p>-48.151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office:value-type="float" office:value="-14.5638888888889" calcext:value-type="float">
            <text:p>-14.563888888889</text:p>
          </table:table-cell>
          <table:table-cell office:value-type="float" office:value="-46.1772222222222" calcext:value-type="float">
            <text:p>-46.177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float" office:value="-16.2525" calcext:value-type="float">
            <text:p>-16.252500000000</text:p>
          </table:table-cell>
          <table:table-cell office:value-type="float" office:value="-49.37" calcext:value-type="float">
            <text:p>-49.370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float" office:value="-18.1530555555556" calcext:value-type="float">
            <text:p>-18.153055555556</text:p>
          </table:table-cell>
          <table:table-cell office:value-type="float" office:value="-47.5616666666667" calcext:value-type="float">
            <text:p>-47.56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float" office:value="-16.2341666666667" calcext:value-type="float">
            <text:p>-16.234166666667</text:p>
          </table:table-cell>
          <table:table-cell office:value-type="float" office:value="-51.2555555555556" calcext:value-type="float">
            <text:p>-51.2555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float" office:value="-13.295" calcext:value-type="float">
            <text:p>-13.295000000000</text:p>
          </table:table-cell>
          <table:table-cell office:value-type="float" office:value="-46.3930555555556" calcext:value-type="float">
            <text:p>-46.393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float" office:value="-16.7202777777778" calcext:value-type="float">
            <text:p>-16.720277777778</text:p>
          </table:table-cell>
          <table:table-cell office:value-type="float" office:value="-52.3194444444445" calcext:value-type="float">
            <text:p>-52.319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float" office:value="-17.4238888888889" calcext:value-type="float">
            <text:p>-17.423888888889</text:p>
          </table:table-cell>
          <table:table-cell office:value-type="float" office:value="-49.6633333333333" calcext:value-type="float">
            <text:p>-49.663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float" office:value="-17.3386111111111" calcext:value-type="float">
            <text:p>-17.338611111111</text:p>
          </table:table-cell>
          <table:table-cell office:value-type="float" office:value="-49.9313888888889" calcext:value-type="float">
            <text:p>-49.9313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float" office:value="-13.8683333333333" calcext:value-type="float">
            <text:p>-13.868333333333</text:p>
          </table:table-cell>
          <table:table-cell office:value-type="float" office:value="-49.0725" calcext:value-type="float">
            <text:p>-49.0725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float" office:value="-15.4461111111111" calcext:value-type="float">
            <text:p>-15.446111111111</text:p>
          </table:table-cell>
          <table:table-cell office:value-type="float" office:value="-50.3605555555556" calcext:value-type="float">
            <text:p>-50.3605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float" office:value="-16.1830555555556" calcext:value-type="float">
            <text:p>-16.183055555556</text:p>
          </table:table-cell>
          <table:table-cell office:value-type="float" office:value="-50.7797222222222" calcext:value-type="float">
            <text:p>-50.7797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float" office:value="-16.5819444444444" calcext:value-type="float">
            <text:p>-16.581944444445</text:p>
          </table:table-cell>
          <table:table-cell office:value-type="float" office:value="-50.305" calcext:value-type="float">
            <text:p>-50.305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float" office:value="-14.4486111111111" calcext:value-type="float">
            <text:p>-14.448611111111</text:p>
          </table:table-cell>
          <table:table-cell office:value-type="float" office:value="-47.0502777777778" calcext:value-type="float">
            <text:p>-47.050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float" office:value="-15.5372222222222" calcext:value-type="float">
            <text:p>-15.537222222222</text:p>
          </table:table-cell>
          <table:table-cell office:value-type="float" office:value="-47.3344444444444" calcext:value-type="float">
            <text:p>-47.334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float" office:value="-13.6536111111111" calcext:value-type="float">
            <text:p>-13.653611111111</text:p>
          </table:table-cell>
          <table:table-cell office:value-type="float" office:value="-48.8819444444444" calcext:value-type="float">
            <text:p>-48.8819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float" office:value="-16.4563888888889" calcext:value-type="float">
            <text:p>-16.456388888889</text:p>
          </table:table-cell>
          <table:table-cell office:value-type="float" office:value="-48.6622222222222" calcext:value-type="float">
            <text:p>-48.662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office:value-type="float" office:value="-16.5105555555556" calcext:value-type="float">
            <text:p>-16.510555555556</text:p>
          </table:table-cell>
          <table:table-cell office:value-type="float" office:value="-49.0238888888889" calcext:value-type="float">
            <text:p>-49.023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float" office:value="-18.1316666666667" calcext:value-type="float">
            <text:p>-18.131666666667</text:p>
          </table:table-cell>
          <table:table-cell office:value-type="float" office:value="-48.085" calcext:value-type="float">
            <text:p>-48.085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float" office:value="-15.3175" calcext:value-type="float">
            <text:p>-15.317500000000</text:p>
          </table:table-cell>
          <table:table-cell office:value-type="float" office:value="-49.1175" calcext:value-type="float">
            <text:p>-49.1175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float" office:value="-16.6786111111111" calcext:value-type="float">
            <text:p>-16.678611111111</text:p>
          </table:table-cell>
          <table:table-cell office:value-type="float" office:value="-49.2538888888889" calcext:value-type="float">
            <text:p>-49.253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float" office:value="-16.4961111111111" calcext:value-type="float">
            <text:p>-16.496111111111</text:p>
          </table:table-cell>
          <table:table-cell office:value-type="float" office:value="-49.4263888888889" calcext:value-type="float">
            <text:p>-49.4263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float" office:value="-15.9344444444444" calcext:value-type="float">
            <text:p>-15.934444444445</text:p>
          </table:table-cell>
          <table:table-cell office:value-type="float" office:value="-50.1402777777778" calcext:value-type="float">
            <text:p>-50.140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float" office:value="-18.0122222222222" calcext:value-type="float">
            <text:p>-18.012222222222</text:p>
          </table:table-cell>
          <table:table-cell office:value-type="float" office:value="-49.3569444444444" calcext:value-type="float">
            <text:p>-49.3569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float" office:value="-18.6425" calcext:value-type="float">
            <text:p>-18.642500000000</text:p>
          </table:table-cell>
          <table:table-cell office:value-type="float" office:value="-50.0661111111111" calcext:value-type="float">
            <text:p>-50.066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-16.8305555555556" calcext:value-type="float">
            <text:p>-16.830555555556</text:p>
          </table:table-cell>
          <table:table-cell office:value-type="float" office:value="-49.5319444444444" calcext:value-type="float">
            <text:p>-49.5319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float" office:value="-15.6141666666667" calcext:value-type="float">
            <text:p>-15.614166666667</text:p>
          </table:table-cell>
          <table:table-cell office:value-type="float" office:value="-50.0238888888889" calcext:value-type="float">
            <text:p>-50.023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float" office:value="-13.9358333333333" calcext:value-type="float">
            <text:p>-13.935833333333</text:p>
          </table:table-cell>
          <table:table-cell office:value-type="float" office:value="-46.4802777777778" calcext:value-type="float">
            <text:p>-46.480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float" office:value="-14.7316666666667" calcext:value-type="float">
            <text:p>-14.731666666667</text:p>
          </table:table-cell>
          <table:table-cell office:value-type="float" office:value="-49.7016666666667" calcext:value-type="float">
            <text:p>-49.70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float" office:value="-15.7188888888889" calcext:value-type="float">
            <text:p>-15.718888888889</text:p>
          </table:table-cell>
          <table:table-cell office:value-type="float" office:value="-49.8291666666667" calcext:value-type="float">
            <text:p>-49.829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float" office:value="-16.9622222222222" calcext:value-type="float">
            <text:p>-16.962222222222</text:p>
          </table:table-cell>
          <table:table-cell office:value-type="float" office:value="-49.2280555555556" calcext:value-type="float">
            <text:p>-49.228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office:value-type="float" office:value="-14.7244444444444" calcext:value-type="float">
            <text:p>-14.724444444445</text:p>
          </table:table-cell>
          <table:table-cell office:value-type="float" office:value="-49.465" calcext:value-type="float">
            <text:p>-49.465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float" office:value="-14.0958333333333" calcext:value-type="float">
            <text:p>-14.095833333333</text:p>
          </table:table-cell>
          <table:table-cell office:value-type="float" office:value="-46.6316666666667" calcext:value-type="float">
            <text:p>-46.63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-18.4880555555556" calcext:value-type="float">
            <text:p>-18.488055555556</text:p>
          </table:table-cell>
          <table:table-cell office:value-type="float" office:value="-49.9872222222222" calcext:value-type="float">
            <text:p>-49.987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float" office:value="-17.1380555555556" calcext:value-type="float">
            <text:p>-17.138055555556</text:p>
          </table:table-cell>
          <table:table-cell office:value-type="float" office:value="-49.9880555555556" calcext:value-type="float">
            <text:p>-49.988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float" office:value="-16.3577777777778" calcext:value-type="float">
            <text:p>-16.357777777778</text:p>
          </table:table-cell>
          <table:table-cell office:value-type="float" office:value="-49.4961111111111" calcext:value-type="float">
            <text:p>-49.496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float" office:value="-17.7219444444444" calcext:value-type="float">
            <text:p>-17.721944444445</text:p>
          </table:table-cell>
          <table:table-cell office:value-type="float" office:value="-48.1597222222222" calcext:value-type="float">
            <text:p>-48.1597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float" office:value="-15.1669444444444" calcext:value-type="float">
            <text:p>-15.166944444445</text:p>
          </table:table-cell>
          <table:table-cell office:value-type="float" office:value="-49.6691666666667" calcext:value-type="float">
            <text:p>-49.669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float" office:value="-16.4419444444444" calcext:value-type="float">
            <text:p>-16.441944444445</text:p>
          </table:table-cell>
          <table:table-cell office:value-type="float" office:value="-51.1177777777778" calcext:value-type="float">
            <text:p>-51.1177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office:value-type="float" office:value="-16.3177777777778" calcext:value-type="float">
            <text:p>-16.317777777778</text:p>
          </table:table-cell>
          <table:table-cell office:value-type="float" office:value="-50.9080555555556" calcext:value-type="float">
            <text:p>-50.908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float" office:value="-16.0202777777778" calcext:value-type="float">
            <text:p>-16.020277777778</text:p>
          </table:table-cell>
          <table:table-cell office:value-type="float" office:value="-49.8102777777778" calcext:value-type="float">
            <text:p>-49.810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float" office:value="-15.9186111111111" calcext:value-type="float">
            <text:p>-15.918611111111</text:p>
          </table:table-cell>
          <table:table-cell office:value-type="float" office:value="-49.6044444444444" calcext:value-type="float">
            <text:p>-49.604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float" office:value="-15.7583333333333" calcext:value-type="float">
            <text:p>-15.758333333333</text:p>
          </table:table-cell>
          <table:table-cell office:value-type="float" office:value="-49.6341666666667" calcext:value-type="float">
            <text:p>-49.634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float" office:value="-19.0675" calcext:value-type="float">
            <text:p>-19.067500000000</text:p>
          </table:table-cell>
          <table:table-cell office:value-type="float" office:value="-51.5444444444444" calcext:value-type="float">
            <text:p>-51.544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float" office:value="-14.9508333333333" calcext:value-type="float">
            <text:p>-14.950833333333</text:p>
          </table:table-cell>
          <table:table-cell office:value-type="float" office:value="-49.5494444444444" calcext:value-type="float">
            <text:p>-49.549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float" office:value="-15.8233333333333" calcext:value-type="float">
            <text:p>-15.823333333333</text:p>
          </table:table-cell>
          <table:table-cell office:value-type="float" office:value="-50.6133333333333" calcext:value-type="float">
            <text:p>-50.613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office:value-type="float" office:value="-15.5622222222222" calcext:value-type="float">
            <text:p>-15.562222222222</text:p>
          </table:table-cell>
          <table:table-cell office:value-type="float" office:value="-49.9486111111111" calcext:value-type="float">
            <text:p>-49.948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float" office:value="-18.7691666666667" calcext:value-type="float">
            <text:p>-18.769166666667</text:p>
          </table:table-cell>
          <table:table-cell office:value-type="float" office:value="-51.3480555555556" calcext:value-type="float">
            <text:p>-51.348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office:value-type="float" office:value="-16.2005555555556" calcext:value-type="float">
            <text:p>-16.200555555556</text:p>
          </table:table-cell>
          <table:table-cell office:value-type="float" office:value="-49.6080555555556" calcext:value-type="float">
            <text:p>-49.608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float" office:value="-18.4191666666667" calcext:value-type="float">
            <text:p>-18.419166666667</text:p>
          </table:table-cell>
          <table:table-cell office:value-type="float" office:value="-49.2152777777778" calcext:value-type="float">
            <text:p>-49.215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-16.6019444444444" calcext:value-type="float">
            <text:p>-16.601944444445</text:p>
          </table:table-cell>
          <table:table-cell office:value-type="float" office:value="-50.7938888888889" calcext:value-type="float">
            <text:p>-50.793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float" office:value="-17.0486111111111" calcext:value-type="float">
            <text:p>-17.048611111111</text:p>
          </table:table-cell>
          <table:table-cell office:value-type="float" office:value="-50.1461111111111" calcext:value-type="float">
            <text:p>-50.146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float" office:value="-15.7569444444444" calcext:value-type="float">
            <text:p>-15.756944444445</text:p>
          </table:table-cell>
          <table:table-cell office:value-type="float" office:value="-49.3344444444444" calcext:value-type="float">
            <text:p>-49.334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float" office:value="-17.8813888888889" calcext:value-type="float">
            <text:p>-17.881388888889</text:p>
          </table:table-cell>
          <table:table-cell office:value-type="float" office:value="-51.7144444444445" calcext:value-type="float">
            <text:p>-51.714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float" office:value="-16.1780555555556" calcext:value-type="float">
            <text:p>-16.178055555556</text:p>
          </table:table-cell>
          <table:table-cell office:value-type="float" office:value="-50.9530555555556" calcext:value-type="float">
            <text:p>-50.953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float" office:value="-15.9513888888889" calcext:value-type="float">
            <text:p>-15.951388888889</text:p>
          </table:table-cell>
          <table:table-cell office:value-type="float" office:value="-49.3738888888889" calcext:value-type="float">
            <text:p>-49.373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-17.8058333333333" calcext:value-type="float">
            <text:p>-17.805833333333</text:p>
          </table:table-cell>
          <table:table-cell office:value-type="float" office:value="-49.6127777777778" calcext:value-type="float">
            <text:p>-49.6127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office:value-type="float" office:value="-15.865" calcext:value-type="float">
            <text:p>-15.865000000000</text:p>
          </table:table-cell>
          <table:table-cell office:value-type="float" office:value="-50.8680555555556" calcext:value-type="float">
            <text:p>-50.868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office:value-type="float" office:value="-19.1816666666667" calcext:value-type="float">
            <text:p>-19.181666666667</text:p>
          </table:table-cell>
          <table:table-cell office:value-type="float" office:value="-51.3980555555556" calcext:value-type="float">
            <text:p>-51.398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float" office:value="-16.6191666666667" calcext:value-type="float">
            <text:p>-16.619166666667</text:p>
          </table:table-cell>
          <table:table-cell office:value-type="float" office:value="-48.7436111111111" calcext:value-type="float">
            <text:p>-48.743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office:value-type="float" office:value="-16.2525" calcext:value-type="float">
            <text:p>-16.252500000000</text:p>
          </table:table-cell>
          <table:table-cell office:value-type="float" office:value="-47.9502777777778" calcext:value-type="float">
            <text:p>-47.950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float" office:value="-17.2991666666667" calcext:value-type="float">
            <text:p>-17.299166666667</text:p>
          </table:table-cell>
          <table:table-cell office:value-type="float" office:value="-49.4913888888889" calcext:value-type="float">
            <text:p>-49.4913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float" office:value="-14.4877777777778" calcext:value-type="float">
            <text:p>-14.487777777778</text:p>
          </table:table-cell>
          <table:table-cell office:value-type="float" office:value="-46.1130555555556" calcext:value-type="float">
            <text:p>-46.113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office:value-type="float" office:value="-14.0163888888889" calcext:value-type="float">
            <text:p>-14.016388888889</text:p>
          </table:table-cell>
          <table:table-cell office:value-type="float" office:value="-49.1772222222222" calcext:value-type="float">
            <text:p>-49.177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float" office:value="-17.9813888888889" calcext:value-type="float">
            <text:p>-17.981388888889</text:p>
          </table:table-cell>
          <table:table-cell office:value-type="float" office:value="-48.6402777777778" calcext:value-type="float">
            <text:p>-48.640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float" office:value="-15.4436111111111" calcext:value-type="float">
            <text:p>-15.443611111111</text:p>
          </table:table-cell>
          <table:table-cell office:value-type="float" office:value="-50.7461111111111" calcext:value-type="float">
            <text:p>-50.746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office:value-type="float" office:value="-17.9708333333333" calcext:value-type="float">
            <text:p>-17.970833333333</text:p>
          </table:table-cell>
          <table:table-cell office:value-type="float" office:value="-50.3386111111111" calcext:value-type="float">
            <text:p>-50.338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office:value-type="float" office:value="-15.0561111111111" calcext:value-type="float">
            <text:p>-15.056111111111</text:p>
          </table:table-cell>
          <table:table-cell office:value-type="float" office:value="-48.1613888888889" calcext:value-type="float">
            <text:p>-48.1613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-13.5330555555556" calcext:value-type="float">
            <text:p>-13.533055555556</text:p>
          </table:table-cell>
          <table:table-cell office:value-type="float" office:value="-48.22" calcext:value-type="float">
            <text:p>-48.220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float" office:value="-17.5694444444444" calcext:value-type="float">
            <text:p>-17.569444444445</text:p>
          </table:table-cell>
          <table:table-cell office:value-type="float" office:value="-52.5511111111111" calcext:value-type="float">
            <text:p>-52.551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float" office:value="-16.5461111111111" calcext:value-type="float">
            <text:p>-16.546111111111</text:p>
          </table:table-cell>
          <table:table-cell office:value-type="float" office:value="-50.7391666666667" calcext:value-type="float">
            <text:p>-50.739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float" office:value="-13.2563888888889" calcext:value-type="float">
            <text:p>-13.256388888889</text:p>
          </table:table-cell>
          <table:table-cell office:value-type="float" office:value="-46.9005555555556" calcext:value-type="float">
            <text:p>-46.9005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float" office:value="-16.0077777777778" calcext:value-type="float">
            <text:p>-16.007777777778</text:p>
          </table:table-cell>
          <table:table-cell office:value-type="float" office:value="-51.3966666666667" calcext:value-type="float">
            <text:p>-51.396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float" office:value="-17.4441666666667" calcext:value-type="float">
            <text:p>-17.444166666667</text:p>
          </table:table-cell>
          <table:table-cell office:value-type="float" office:value="-51.1747222222222" calcext:value-type="float">
            <text:p>-51.1747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office:value-type="float" office:value="-13.1125" calcext:value-type="float">
            <text:p>-13.112500000000</text:p>
          </table:table-cell>
          <table:table-cell office:value-type="float" office:value="-48.6072222222222" calcext:value-type="float">
            <text:p>-48.607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float" office:value="-17.7311111111111" calcext:value-type="float">
            <text:p>-17.731111111111</text:p>
          </table:table-cell>
          <table:table-cell office:value-type="float" office:value="-49.0994444444444" calcext:value-type="float">
            <text:p>-49.099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office:value-type="float" office:value="-15.3208333333333" calcext:value-type="float">
            <text:p>-15.320833333333</text:p>
          </table:table-cell>
          <table:table-cell office:value-type="float" office:value="-50.0566666666667" calcext:value-type="float">
            <text:p>-50.056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office:value-type="float" office:value="-16.1266666666667" calcext:value-type="float">
            <text:p>-16.126666666667</text:p>
          </table:table-cell>
          <table:table-cell office:value-type="float" office:value="-50.215" calcext:value-type="float">
            <text:p>-50.215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office:value-type="float" office:value="-14.7447222222222" calcext:value-type="float">
            <text:p>-14.744722222222</text:p>
          </table:table-cell>
          <table:table-cell office:value-type="float" office:value="-50.5705555555556" calcext:value-type="float">
            <text:p>-50.5705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office:value-type="float" office:value="-13.7761111111111" calcext:value-type="float">
            <text:p>-13.776111111111</text:p>
          </table:table-cell>
          <table:table-cell office:value-type="float" office:value="-50.2811111111111" calcext:value-type="float">
            <text:p>-50.281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office:value-type="float" office:value="-13.7325" calcext:value-type="float">
            <text:p>-13.732500000000</text:p>
          </table:table-cell>
          <table:table-cell office:value-type="float" office:value="-49.275" calcext:value-type="float">
            <text:p>-49.275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office:value-type="float" office:value="-16.5816666666667" calcext:value-type="float">
            <text:p>-16.581666666667</text:p>
          </table:table-cell>
          <table:table-cell office:value-type="float" office:value="-49.8816666666667" calcext:value-type="float">
            <text:p>-49.88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office:value-type="float" office:value="-16.4063888888889" calcext:value-type="float">
            <text:p>-16.406388888889</text:p>
          </table:table-cell>
          <table:table-cell office:value-type="float" office:value="-49.2186111111111" calcext:value-type="float">
            <text:p>-49.218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office:value-type="float" office:value="-14.4738888888889" calcext:value-type="float">
            <text:p>-14.473888888889</text:p>
          </table:table-cell>
          <table:table-cell office:value-type="float" office:value="-48.4597222222222" calcext:value-type="float">
            <text:p>-48.4597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office:value-type="float" office:value="-15.0216666666667" calcext:value-type="float">
            <text:p>-15.021666666667</text:p>
          </table:table-cell>
          <table:table-cell office:value-type="float" office:value="-49.8958333333333" calcext:value-type="float">
            <text:p>-49.895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office:value-type="float" office:value="-18.0575" calcext:value-type="float">
            <text:p>-18.057500000000</text:p>
          </table:table-cell>
          <table:table-cell office:value-type="float" office:value="-48.2536111111111" calcext:value-type="float">
            <text:p>-48.253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-14.0986111111111" calcext:value-type="float">
            <text:p>-14.098611111111</text:p>
          </table:table-cell>
          <table:table-cell office:value-type="float" office:value="-50.3266666666667" calcext:value-type="float">
            <text:p>-50.326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-15.1430555555556" calcext:value-type="float">
            <text:p>-15.143055555556</text:p>
          </table:table-cell>
          <table:table-cell office:value-type="float" office:value="-49.5711111111111" calcext:value-type="float">
            <text:p>-49.571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office:value-type="float" office:value="-14.2877777777778" calcext:value-type="float">
            <text:p>-14.287777777778</text:p>
          </table:table-cell>
          <table:table-cell office:value-type="float" office:value="-49.3875" calcext:value-type="float">
            <text:p>-49.3875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office:value-type="float" office:value="-13.7419444444444" calcext:value-type="float">
            <text:p>-13.741944444445</text:p>
          </table:table-cell>
          <table:table-cell office:value-type="float" office:value="-46.8802777777778" calcext:value-type="float">
            <text:p>-46.880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office:value-type="float" office:value="-16.3708333333333" calcext:value-type="float">
            <text:p>-16.370833333333</text:p>
          </table:table-cell>
          <table:table-cell office:value-type="float" office:value="-49.3230555555556" calcext:value-type="float">
            <text:p>-49.323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-16.0341666666667" calcext:value-type="float">
            <text:p>-16.034166666667</text:p>
          </table:table-cell>
          <table:table-cell office:value-type="float" office:value="-50.7111111111111" calcext:value-type="float">
            <text:p>-50.711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office:value-type="float" office:value="-16.0591666666667" calcext:value-type="float">
            <text:p>-16.059166666667</text:p>
          </table:table-cell>
          <table:table-cell office:value-type="float" office:value="-48.0394444444444" calcext:value-type="float">
            <text:p>-48.039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office:value-type="float" office:value="-13.2444444444444" calcext:value-type="float">
            <text:p>-13.244444444445</text:p>
          </table:table-cell>
          <table:table-cell office:value-type="float" office:value="-49.5038888888889" calcext:value-type="float">
            <text:p>-49.503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office:value-type="float" office:value="-17.0313888888889" calcext:value-type="float">
            <text:p>-17.031388888889</text:p>
          </table:table-cell>
          <table:table-cell office:value-type="float" office:value="-48.2958333333333" calcext:value-type="float">
            <text:p>-48.295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office:value-type="float" office:value="-16.2202777777778" calcext:value-type="float">
            <text:p>-16.220277777778</text:p>
          </table:table-cell>
          <table:table-cell office:value-type="float" office:value="-49.1933333333333" calcext:value-type="float">
            <text:p>-49.193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office:value-type="float" office:value="-18.2336111111111" calcext:value-type="float">
            <text:p>-18.233611111111</text:p>
          </table:table-cell>
          <table:table-cell office:value-type="float" office:value="-47.8388888888889" calcext:value-type="float">
            <text:p>-47.838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office:value-type="float" office:value="-15.1602777777778" calcext:value-type="float">
            <text:p>-15.160277777778</text:p>
          </table:table-cell>
          <table:table-cell office:value-type="float" office:value="-48.2838888888889" calcext:value-type="float">
            <text:p>-48.283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office:value-type="float" office:value="-16.7333333333333" calcext:value-type="float">
            <text:p>-16.733333333333</text:p>
          </table:table-cell>
          <table:table-cell office:value-type="float" office:value="-51.5325" calcext:value-type="float">
            <text:p>-51.5325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office:value-type="float" office:value="-16.805" calcext:value-type="float">
            <text:p>-16.805000000000</text:p>
          </table:table-cell>
          <table:table-cell office:value-type="float" office:value="-49.9258333333333" calcext:value-type="float">
            <text:p>-49.925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office:value-type="float" office:value="-17.3244444444444" calcext:value-type="float">
            <text:p>-17.324444444445</text:p>
          </table:table-cell>
          <table:table-cell office:value-type="float" office:value="-48.4233333333333" calcext:value-type="float">
            <text:p>-48.423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office:value-type="float" office:value="-16.7961111111111" calcext:value-type="float">
            <text:p>-16.796111111111</text:p>
          </table:table-cell>
          <table:table-cell office:value-type="float" office:value="-50.1647222222222" calcext:value-type="float">
            <text:p>-50.1647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office:value-type="float" office:value="-18.1766666666667" calcext:value-type="float">
            <text:p>-18.176666666667</text:p>
          </table:table-cell>
          <table:table-cell office:value-type="float" office:value="-49.3541666666667" calcext:value-type="float">
            <text:p>-49.354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office:value-type="float" office:value="-18.9158333333333" calcext:value-type="float">
            <text:p>-18.915833333333</text:p>
          </table:table-cell>
          <table:table-cell office:value-type="float" office:value="-50.6538888888889" calcext:value-type="float">
            <text:p>-50.653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office:value-type="float" office:value="-16.9477777777778" calcext:value-type="float">
            <text:p>-16.947777777778</text:p>
          </table:table-cell>
          <table:table-cell office:value-type="float" office:value="-50.4486111111111" calcext:value-type="float">
            <text:p>-50.448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float" office:value="-17.5286111111111" calcext:value-type="float">
            <text:p>-17.528611111111</text:p>
          </table:table-cell>
          <table:table-cell office:value-type="float" office:value="-52.0641666666667" calcext:value-type="float">
            <text:p>-52.064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float" office:value="-16.095" calcext:value-type="float">
            <text:p>-16.095000000000</text:p>
          </table:table-cell>
          <table:table-cell office:value-type="float" office:value="-49.3380555555556" calcext:value-type="float">
            <text:p>-49.338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office:value-type="float" office:value="-14.7638888888889" calcext:value-type="float">
            <text:p>-14.763888888889</text:p>
          </table:table-cell>
          <table:table-cell office:value-type="float" office:value="-49.5783333333333" calcext:value-type="float">
            <text:p>-49.578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float" office:value="-17.3027777777778" calcext:value-type="float">
            <text:p>-17.302777777778</text:p>
          </table:table-cell>
          <table:table-cell office:value-type="float" office:value="-49.0166666666667" calcext:value-type="float">
            <text:p>-49.016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office:value-type="float" office:value="-16.4269444444444" calcext:value-type="float">
            <text:p>-16.426944444445</text:p>
          </table:table-cell>
          <table:table-cell office:value-type="float" office:value="-51.8222222222222" calcext:value-type="float">
            <text:p>-51.822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float" office:value="-15.8525" calcext:value-type="float">
            <text:p>-15.852500000000</text:p>
          </table:table-cell>
          <table:table-cell office:value-type="float" office:value="-48.9591666666667" calcext:value-type="float">
            <text:p>-48.959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float" office:value="-17.2997222222222" calcext:value-type="float">
            <text:p>-17.299722222222</text:p>
          </table:table-cell>
          <table:table-cell office:value-type="float" office:value="-48.2794444444444" calcext:value-type="float">
            <text:p>-48.279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office:value-type="float" office:value="-15.4527777777778" calcext:value-type="float">
            <text:p>-15.452777777778</text:p>
          </table:table-cell>
          <table:table-cell office:value-type="float" office:value="-47.6141666666667" calcext:value-type="float">
            <text:p>-47.614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office:value-type="float" office:value="-17.525" calcext:value-type="float">
            <text:p>-17.525000000000</text:p>
          </table:table-cell>
          <table:table-cell office:value-type="float" office:value="-49.4472222222222" calcext:value-type="float">
            <text:p>-49.447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office:value-type="float" office:value="-13.4408333333333" calcext:value-type="float">
            <text:p>-13.440833333333</text:p>
          </table:table-cell>
          <table:table-cell office:value-type="float" office:value="-49.1486111111111" calcext:value-type="float">
            <text:p>-49.148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-17.8152777777778" calcext:value-type="float">
            <text:p>-17.815277777778</text:p>
          </table:table-cell>
          <table:table-cell office:value-type="float" office:value="-50.1636111111111" calcext:value-type="float">
            <text:p>-50.163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office:value-type="float" office:value="-17.3536111111111" calcext:value-type="float">
            <text:p>-17.353611111111</text:p>
          </table:table-cell>
          <table:table-cell office:value-type="float" office:value="-52.6786111111111" calcext:value-type="float">
            <text:p>-52.678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office:value-type="float" office:value="-14.0930555555556" calcext:value-type="float">
            <text:p>-14.093055555556</text:p>
          </table:table-cell>
          <table:table-cell office:value-type="float" office:value="-46.3694444444444" calcext:value-type="float">
            <text:p>-46.369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office:value-type="float" office:value="-17.2486111111111" calcext:value-type="float">
            <text:p>-17.248611111111</text:p>
          </table:table-cell>
          <table:table-cell office:value-type="float" office:value="-49.2416666666667" calcext:value-type="float">
            <text:p>-49.24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office:value-type="float" office:value="-18.4483333333333" calcext:value-type="float">
            <text:p>-18.448333333333</text:p>
          </table:table-cell>
          <table:table-cell office:value-type="float" office:value="-50.4516666666667" calcext:value-type="float">
            <text:p>-50.45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-15.315" calcext:value-type="float">
            <text:p>-15.315000000000</text:p>
          </table:table-cell>
          <table:table-cell office:value-type="float" office:value="-49.5844444444444" calcext:value-type="float">
            <text:p>-49.584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office:value-type="float" office:value="-15.4469444444444" calcext:value-type="float">
            <text:p>-15.446944444445</text:p>
          </table:table-cell>
          <table:table-cell office:value-type="float" office:value="-49.51" calcext:value-type="float">
            <text:p>-49.510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office:value-type="float" office:value="-17.7741666666667" calcext:value-type="float">
            <text:p>-17.774166666667</text:p>
          </table:table-cell>
          <table:table-cell office:value-type="float" office:value="-48.7725" calcext:value-type="float">
            <text:p>-48.7725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office:value-type="float" office:value="-17.7980555555556" calcext:value-type="float">
            <text:p>-17.798055555556</text:p>
          </table:table-cell>
          <table:table-cell office:value-type="float" office:value="-50.9280555555556" calcext:value-type="float">
            <text:p>-50.928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office:value-type="float" office:value="-15.1644444444444" calcext:value-type="float">
            <text:p>-15.164444444445</text:p>
          </table:table-cell>
          <table:table-cell office:value-type="float" office:value="-49.8033333333333" calcext:value-type="float">
            <text:p>-49.803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-16.1975" calcext:value-type="float">
            <text:p>-16.197500000000</text:p>
          </table:table-cell>
          <table:table-cell office:value-type="float" office:value="-50.3144444444444" calcext:value-type="float">
            <text:p>-50.314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office:value-type="float" office:value="-16.5738888888889" calcext:value-type="float">
            <text:p>-16.573888888889</text:p>
          </table:table-cell>
          <table:table-cell office:value-type="float" office:value="-49.6944444444444" calcext:value-type="float">
            <text:p>-49.694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office:value-type="float" office:value="-17.3158333333333" calcext:value-type="float">
            <text:p>-17.315833333333</text:p>
          </table:table-cell>
          <table:table-cell office:value-type="float" office:value="-48.4816666666667" calcext:value-type="float">
            <text:p>-48.48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office:value-type="float" office:value="-15.7691666666667" calcext:value-type="float">
            <text:p>-15.769166666667</text:p>
          </table:table-cell>
          <table:table-cell office:value-type="float" office:value="-51.1055555555556" calcext:value-type="float">
            <text:p>-51.1055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office:value-type="float" office:value="-17.8136111111111" calcext:value-type="float">
            <text:p>-17.813611111111</text:p>
          </table:table-cell>
          <table:table-cell office:value-type="float" office:value="-50.5969444444444" calcext:value-type="float">
            <text:p>-50.5969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office:value-type="float" office:value="-15.2980555555556" calcext:value-type="float">
            <text:p>-15.298055555556</text:p>
          </table:table-cell>
          <table:table-cell office:value-type="float" office:value="-49.4266666666667" calcext:value-type="float">
            <text:p>-49.426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office:value-type="float" office:value="-17.3255555555556" calcext:value-type="float">
            <text:p>-17.325555555556</text:p>
          </table:table-cell>
          <table:table-cell office:value-type="float" office:value="-53.2052777777778" calcext:value-type="float">
            <text:p>-53.205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office:value-type="float" office:value="-15.1352777777778" calcext:value-type="float">
            <text:p>-15.135277777778</text:p>
          </table:table-cell>
          <table:table-cell office:value-type="float" office:value="-49.1202777777778" calcext:value-type="float">
            <text:p>-49.1202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office:value-type="float" office:value="-16.085" calcext:value-type="float">
            <text:p>-16.085000000000</text:p>
          </table:table-cell>
          <table:table-cell office:value-type="float" office:value="-49.4936111111111" calcext:value-type="float">
            <text:p>-49.493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office:value-type="float" office:value="-13.7144444444444" calcext:value-type="float">
            <text:p>-13.714444444445</text:p>
          </table:table-cell>
          <table:table-cell office:value-type="float" office:value="-49.015" calcext:value-type="float">
            <text:p>-49.015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office:value-type="float" office:value="-14.4380555555556" calcext:value-type="float">
            <text:p>-14.438055555556</text:p>
          </table:table-cell>
          <table:table-cell office:value-type="float" office:value="-49.7061111111111" calcext:value-type="float">
            <text:p>-49.706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office:value-type="float" office:value="-17.5613888888889" calcext:value-type="float">
            <text:p>-17.561388888889</text:p>
          </table:table-cell>
          <table:table-cell office:value-type="float" office:value="-50.6341666666667" calcext:value-type="float">
            <text:p>-50.634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office:value-type="float" office:value="-16.4836111111111" calcext:value-type="float">
            <text:p>-16.483611111111</text:p>
          </table:table-cell>
          <table:table-cell office:value-type="float" office:value="-49.3111111111111" calcext:value-type="float">
            <text:p>-49.311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office:value-type="float" office:value="-15.9397222222222" calcext:value-type="float">
            <text:p>-15.939722222222</text:p>
          </table:table-cell>
          <table:table-cell office:value-type="float" office:value="-48.255" calcext:value-type="float">
            <text:p>-48.255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office:value-type="float" office:value="-13.3983333333333" calcext:value-type="float">
            <text:p>-13.398333333333</text:p>
          </table:table-cell>
          <table:table-cell office:value-type="float" office:value="-46.3183333333333" calcext:value-type="float">
            <text:p>-46.318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office:value-type="float" office:value="-15.9305555555556" calcext:value-type="float">
            <text:p>-15.930555555556</text:p>
          </table:table-cell>
          <table:table-cell office:value-type="float" office:value="-49.2611111111111" calcext:value-type="float">
            <text:p>-49.261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office:value-type="float" office:value="-14.7055555555556" calcext:value-type="float">
            <text:p>-14.705555555556</text:p>
          </table:table-cell>
          <table:table-cell office:value-type="float" office:value="-47.5247222222222" calcext:value-type="float">
            <text:p>-47.5247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office:value-type="float" office:value="-16.8147222222222" calcext:value-type="float">
            <text:p>-16.814722222222</text:p>
          </table:table-cell>
          <table:table-cell office:value-type="float" office:value="-50.41" calcext:value-type="float">
            <text:p>-50.410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office:value-type="float" office:value="-16.525" calcext:value-type="float">
            <text:p>-16.525000000000</text:p>
          </table:table-cell>
          <table:table-cell office:value-type="float" office:value="-50.3722222222222" calcext:value-type="float">
            <text:p>-50.372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office:value-type="float" office:value="-14.8625" calcext:value-type="float">
            <text:p>-14.862500000000</text:p>
          </table:table-cell>
          <table:table-cell office:value-type="float" office:value="-49.3294444444445" calcext:value-type="float">
            <text:p>-49.329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office:value-type="float" office:value="-13.275" calcext:value-type="float">
            <text:p>-13.275000000000</text:p>
          </table:table-cell>
          <table:table-cell office:value-type="float" office:value="-50.1627777777778" calcext:value-type="float">
            <text:p>-50.1627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office:value-type="float" office:value="-17.0586111111111" calcext:value-type="float">
            <text:p>-17.058611111111</text:p>
          </table:table-cell>
          <table:table-cell office:value-type="float" office:value="-48.6627777777778" calcext:value-type="float">
            <text:p>-48.6627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office:value-type="float" office:value="-15.3502777777778" calcext:value-type="float">
            <text:p>-15.350277777778</text:p>
          </table:table-cell>
          <table:table-cell office:value-type="float" office:value="-49.8177777777778" calcext:value-type="float">
            <text:p>-49.817777777778</text:p>
          </table:table-cell>
          <table:table-cell table:number-columns-repeated="100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office:value-type="float" office:value="-18.9911111111111" calcext:value-type="float">
            <text:p>-18.991111111111</text:p>
          </table:table-cell>
          <table:table-cell office:value-type="float" office:value="-50.5436111111111" calcext:value-type="float">
            <text:p>-50.543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office:value-type="float" office:value="-16.7080555555556" calcext:value-type="float">
            <text:p>-16.708055555556</text:p>
          </table:table-cell>
          <table:table-cell office:value-type="float" office:value="-49.0930555555556" calcext:value-type="float">
            <text:p>-49.093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office:value-type="float" office:value="-18.3061111111111" calcext:value-type="float">
            <text:p>-18.306111111111</text:p>
          </table:table-cell>
          <table:table-cell office:value-type="float" office:value="-51.9622222222222" calcext:value-type="float">
            <text:p>-51.962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office:value-type="float" office:value="-16.6588888888889" calcext:value-type="float">
            <text:p>-16.658888888889</text:p>
          </table:table-cell>
          <table:table-cell office:value-type="float" office:value="-48.6080555555556" calcext:value-type="float">
            <text:p>-48.608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office:value-type="float" office:value="-14.4736111111111" calcext:value-type="float">
            <text:p>-14.473611111111</text:p>
          </table:table-cell>
          <table:table-cell office:value-type="float" office:value="-46.4833333333333" calcext:value-type="float">
            <text:p>-46.4833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office:value-type="float" office:value="-14.8052777777778" calcext:value-type="float">
            <text:p>-14.805277777778</text:p>
          </table:table-cell>
          <table:table-cell office:value-type="float" office:value="-46.2530555555556" calcext:value-type="float">
            <text:p>-46.253055555556</text:p>
          </table:table-cell>
          <table:table-cell table:number-columns-repeated="1006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office:value-type="float" office:value="-16.0541666666667" calcext:value-type="float">
            <text:p>-16.054166666667</text:p>
          </table:table-cell>
          <table:table-cell office:value-type="float" office:value="-49.6058333333333" calcext:value-type="float">
            <text:p>-49.605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office:value-type="float" office:value="-13.7763888888889" calcext:value-type="float">
            <text:p>-13.776388888889</text:p>
          </table:table-cell>
          <table:table-cell office:value-type="float" office:value="-47.2647222222222" calcext:value-type="float">
            <text:p>-47.2647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office:value-type="float" office:value="-16.3947222222222" calcext:value-type="float">
            <text:p>-16.394722222222</text:p>
          </table:table-cell>
          <table:table-cell office:value-type="float" office:value="-49.0797222222222" calcext:value-type="float">
            <text:p>-49.0797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office:value-type="float" office:value="-18.3538888888889" calcext:value-type="float">
            <text:p>-18.353888888889</text:p>
          </table:table-cell>
          <table:table-cell office:value-type="float" office:value="-47.7825" calcext:value-type="float">
            <text:p>-47.7825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float" office:value="-16.6494444444444" calcext:value-type="float">
            <text:p>-16.649444444445</text:p>
          </table:table-cell>
          <table:table-cell office:value-type="float" office:value="-49.4888888888889" calcext:value-type="float">
            <text:p>-49.4888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float" office:value="-13.5086111111111" calcext:value-type="float">
            <text:p>-13.508611111111</text:p>
          </table:table-cell>
          <table:table-cell office:value-type="float" office:value="-48.74" calcext:value-type="float">
            <text:p>-48.740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office:value-type="float" office:value="-16.6144444444444" calcext:value-type="float">
            <text:p>-16.614444444445</text:p>
          </table:table-cell>
          <table:table-cell office:value-type="float" office:value="-50.1341666666667" calcext:value-type="float">
            <text:p>-50.1341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office:value-type="float" office:value="-17.8527777777778" calcext:value-type="float">
            <text:p>-17.852777777778</text:p>
          </table:table-cell>
          <table:table-cell office:value-type="float" office:value="-50.3022222222222" calcext:value-type="float">
            <text:p>-50.302222222222</text:p>
          </table:table-cell>
          <table:table-cell table:number-columns-repeated="1006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office:value-type="float" office:value="-14.285" calcext:value-type="float">
            <text:p>-14.285000000000</text:p>
          </table:table-cell>
          <table:table-cell office:value-type="float" office:value="-49.9216666666667" calcext:value-type="float">
            <text:p>-49.92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office:value-type="float" office:value="-14.5247222222222" calcext:value-type="float">
            <text:p>-14.524722222222</text:p>
          </table:table-cell>
          <table:table-cell office:value-type="float" office:value="-49.1408333333333" calcext:value-type="float">
            <text:p>-49.140833333333</text:p>
          </table:table-cell>
          <table:table-cell table:number-columns-repeated="1006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office:value-type="float" office:value="-15.4980555555556" calcext:value-type="float">
            <text:p>-15.498055555556</text:p>
          </table:table-cell>
          <table:table-cell office:value-type="float" office:value="-49.6875" calcext:value-type="float">
            <text:p>-49.6875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float" office:value="-17.4636111111111" calcext:value-type="float">
            <text:p>-17.463611111111</text:p>
          </table:table-cell>
          <table:table-cell office:value-type="float" office:value="-48.2016666666667" calcext:value-type="float">
            <text:p>-48.201666666667</text:p>
          </table:table-cell>
          <table:table-cell table:number-columns-repeated="1006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office:value-type="float" office:value="-16.0658333333333" calcext:value-type="float">
            <text:p>-16.065833333333</text:p>
          </table:table-cell>
          <table:table-cell office:value-type="float" office:value="-47.9786111111111" calcext:value-type="float">
            <text:p>-47.9786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float" office:value="-17.0452777777778" calcext:value-type="float">
            <text:p>-17.045277777778</text:p>
          </table:table-cell>
          <table:table-cell office:value-type="float" office:value="-49.6311111111111" calcext:value-type="float">
            <text:p>-49.631111111111</text:p>
          </table:table-cell>
          <table:table-cell table:number-columns-repeated="1006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office:value-type="float" office:value="-16.7419444444444" calcext:value-type="float">
            <text:p>-16.741944444445</text:p>
          </table:table-cell>
          <table:table-cell office:value-type="float" office:value="-48.5163888888889" calcext:value-type="float">
            <text:p>-48.516388888889</text:p>
          </table:table-cell>
          <table:table-cell table:number-columns-repeated="1006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office:value-type="float" office:value="-17.735" calcext:value-type="float">
            <text:p>-17.735000000000</text:p>
          </table:table-cell>
          <table:table-cell office:value-type="float" office:value="-49.805" calcext:value-type="float">
            <text:p>-49.805000000000</text:p>
          </table:table-cell>
          <table:table-cell table:number-columns-repeated="1006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office:value-type="float" office:value="-15.0383333333333" calcext:value-type="float">
            <text:p>-15.038333333333</text:p>
          </table:table-cell>
          <table:table-cell office:value-type="float" office:value="-47.0594444444444" calcext:value-type="float">
            <text:p>-47.059444444445</text:p>
          </table:table-cell>
          <table:table-cell table:number-columns-repeated="1006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office:value-type="float" office:value="-15.4569444444444" calcext:value-type="float">
            <text:p>-15.456944444445</text:p>
          </table:table-cell>
          <table:table-cell office:value-type="float" office:value="-48.8886111111111" calcext:value-type="float">
            <text:p>-48.888611111111</text:p>
          </table:table-cell>
          <table:table-cell table:number-columns-repeated="1006"/>
        </table:table-row>
        <table:table-row table:style-name="ro1" table:number-rows-repeated="1048329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0121" number:language="en" number:country="US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1:41:44.4535507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0:32:38.569098841</meta:creation-date>
    <dc:date>2017-03-04T11:44:06.559817222</dc:date>
    <meta:editing-duration>PT11M37S</meta:editing-duration>
    <meta:editing-cycles>5</meta:editing-cycles>
    <meta:generator>LibreOffice/5.2.2.2$Linux_X86_64 LibreOffice_project/20m0$Build-2</meta:generator>
    <meta:document-statistic meta:table-count="1" meta:cell-count="738" meta:object-count="0"/>
  </office:meta>
</office:document-meta>
</file>